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41737e000" style:family="table" style:master-page-name="ta-mp-0x7fd41737e000">
      <style:table-properties table:display="true" style:writing-mode="lr-tb"/>
    </style:style>
    <style:style style:name="ta-0x7fd41737e1f0" style:family="table" style:master-page-name="ta-mp-0x7fd41737e1f0">
      <style:table-properties table:display="true" style:writing-mode="lr-tb"/>
    </style:style>
    <style:style style:name="ta-0x7fd41737e3e0" style:family="table" style:master-page-name="ta-mp-0x7fd41737e3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4173670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173672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17367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9.25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/>
    <style:style style:name="ACOL-4" style:family="table-column">
      <style:table-column-properties style:column-width="123.00pt" style:use-optimal-column-width="true"/>
    </style:style>
    <style:style style:name="AROW-1" style:family="table-row"/>
    <style:style style:name="AROW-2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d41737e00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0" table:number-columns-repeated="2"/>
        <table:table-column table:style-name="ACOL-2"/>
        <table:table-column table:style-name="ACOL-0"/>
        <table:table-column table:style-name="ACOL-4"/>
        <table:table-column table:style-name="ACOL-0"/>
        <table:table-column table:style-name="ACOL-4"/>
        <table:table-column table:style-name="ACOL-2"/>
        <table:table-column table:style-name="ACOL-4"/>
        <table:table-column table:style-name="ACOL-0"/>
        <table:table-column table:style-name="ACOL-2"/>
        <table:table-column table:style-name="ACOL-0"/>
        <table:table-column table:style-name="ACOL-2"/>
        <table:table-column table:style-name="ACOL-0" table:number-columns-repeated="240"/>
        <table:table-row table:style-name="AROW-0">
          <table:table-cell table:number-columns-repeated="256"/>
        </table:table-row>
        <table:table-row table:style-name="AROW-0">
          <table:table-cell table:number-columns-repeated="4" table:style-name="Gnumeric-default"/>
          <table:table-cell table:number-columns-spanned="4" table:number-rows-spanned="2" table:style-name="Gnumeric-default" office:value-type="string">
            <text:p>Ghisalberti 2002 Threshold calculation</text:p>
          </table:table-cell>
          <table:covered-table-cell table:number-columns-repeated="3"/>
          <table:table-cell table:number-columns-repeated="248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style-name="Gnumeric-default" office:value-type="string">
            <text:p>Channel width</text:p>
          </table:table-cell>
          <table:table-cell table:style-name="Gnumeric-default"/>
          <table:table-cell table:style-name="Gnumeric-default" office:value-type="float" office:value="0.38">
            <text:p>0.38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>
            <text:p>Drag parameter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1/m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>
            <text:p>Grass density</text:p>
          </table:table-cell>
          <table:table-cell table:style-name="Gnumeric-default"/>
          <table:table-cell table:style-name="Gnumeric-default" office:value-type="float" office:value="1890">
            <text:p>1890</text:p>
          </table:table-cell>
          <table:table-cell table:style-name="Gnumeric-default" office:value-type="string">
            <text:p>blades/m^2</text:p>
          </table:table-cell>
          <table:table-cell table:style-name="Gnumeric-default"/>
          <table:table-cell table:style-name="Gnumeric-default" table:formula="of:=[.C7]*[.C8]*[.C9]" office:value-type="float" office:value="11.34">
            <text:p>11.34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 office:value-type="string">
            <text:p>Drag coefficient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number-columns-repeated="253" table:style-name="Gnumeric-default"/>
        </table:table-row>
        <table:table-row table:style-name="AROW-2">
          <table:table-cell table:style-name="Gnumeric-default" office:value-type="string">
            <text:p>Grass blade width</text:p>
          </table:table-cell>
          <table:table-cell table:style-name="Gnumeric-default"/>
          <table:table-cell table:style-name="Gnumeric-default" office:value-type="float" office:value="0.003">
            <text:p>0.003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>
            <text:p>Scenario</text:p>
          </table:table-cell>
          <table:table-cell table:style-name="Gnumeric-default" office:value-type="string">
            <text:p>H (cm)</text:p>
          </table:table-cell>
          <table:table-cell table:style-name="Gnumeric-default" office:value-type="string">
            <text:p>Q <text:s/>10^-2 (cm^3/s)</text:p>
          </table:table-cell>
          <table:table-cell table:style-name="Gnumeric-default" office:value-type="string">
            <text:p>h_d (cm)</text:p>
          </table:table-cell>
          <table:table-cell table:style-name="Gnumeric-default"/>
          <table:table-cell table:style-name="Gnumeric-default" office:value-type="string">
            <text:p>Q2d=Q/W</text:p>
          </table:table-cell>
          <table:table-cell table:style-name="Gnumeric-default"/>
          <table:table-cell table:style-name="Gnumeric-default" office:value-type="string">
            <text:p>Uscale (m/s)</text:p>
          </table:table-cell>
          <table:table-cell table:style-name="Gnumeric-default"/>
          <table:table-cell table:style-name="Gnumeric-default" office:value-type="string">
            <text:p>Ugrass (unused)</text:p>
          </table:table-cell>
          <table:table-cell table:style-name="Gnumeric-default" office:value-type="string">
            <text:p>Submergence ratio</text:p>
          </table:table-cell>
          <table:table-cell table:style-name="Gnumeric-default" office:value-type="string">
            <text:p>Turbulent viscosity (m^2/s)</text:p>
          </table:table-cell>
          <table:table-cell table:style-name="Gnumeric-default"/>
          <table:table-cell table:style-name="Gnumeric-default" office:value-type="string">
            <text:p>Reynolds number</text:p>
          </table:table-cell>
          <table:table-cell table:style-name="Gnumeric-default"/>
          <table:table-cell table:style-name="Gnumeric-default" office:value-type="string">
            <text:p>H/delta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string">
            <text:p>A</text:p>
          </table:table-cell>
          <table:table-cell table:style-name="Gnumeric-default" office:value-type="float" office:value="35.9">
            <text:p>35.9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8.5">
            <text:p>8.5</text:p>
          </table:table-cell>
          <table:table-cell table:style-name="Gnumeric-default"/>
          <table:table-cell table:style-name="Gnumeric-default" table:formula="of:=[.C11]*100*1e-06/[.$C$5]" office:value-type="float" office:value="0.0292105263157895">
            <text:p>0.02921052631579</text:p>
          </table:table-cell>
          <table:table-cell table:style-name="Gnumeric-default"/>
          <table:table-cell table:style-name="Gnumeric-default" table:formula="of:=3*[.F11]/([.B11]-[.D11])*100" office:value-type="float" office:value="0.319823280829812">
            <text:p>0.31982328082981</text:p>
          </table:table-cell>
          <table:table-cell table:style-name="Gnumeric-default"/>
          <table:table-cell table:style-name="Gnumeric-default" table:formula="of:=10000*[.H11]/[.$C$8]/[.$C$7]/([.B11]-[.D11])^2" office:value-type="float" office:value="0.00112698243850046">
            <text:p>0.0011269824385</text:p>
          </table:table-cell>
          <table:table-cell table:style-name="Gnumeric-default" table:formula="of:=[.D11]/[.B11]" office:value-type="float" office:value="0.236768802228412">
            <text:p>0.23676880222841</text:p>
          </table:table-cell>
          <table:table-cell table:style-name="Gnumeric-default" office:value-type="float" office:value="0.0001">
            <text:p>0.0001</text:p>
          </table:table-cell>
          <table:table-cell table:style-name="Gnumeric-default"/>
          <table:table-cell table:style-name="Gnumeric-default" table:formula="of:=[.H11]*[.B11]*0.01/2/[.L11]" office:value-type="float" office:value="574.082789089512">
            <text:p>574.082789089512</text:p>
          </table:table-cell>
          <table:table-cell table:style-name="Gnumeric-default" office:value-type="string">
            <text:p>u</text:p>
          </table:table-cell>
          <table:table-cell table:style-name="Gnumeric-default" table:formula="of:=([.N11]*[.$F$7]*[.B11]/2)^(1/3)" office:value-type="float" office:value="48.8896969032231">
            <text:p>48.8896969032231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string">
            <text:p>B</text:p>
          </table:table-cell>
          <table:table-cell table:style-name="Gnumeric-default" office:value-type="float" office:value="35.9">
            <text:p>35.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1.3">
            <text:p>11.3</text:p>
          </table:table-cell>
          <table:table-cell table:style-name="Gnumeric-default"/>
          <table:table-cell table:style-name="Gnumeric-default" table:formula="of:=[.C12]*100*1e-06/[.$C$5]" office:value-type="float" office:value="0.0121052631578947">
            <text:p>0.01210526315789</text:p>
          </table:table-cell>
          <table:table-cell table:style-name="Gnumeric-default"/>
          <table:table-cell table:style-name="Gnumeric-default" table:formula="of:=3*[.F12]/([.B12]-[.D12])*100" office:value-type="float" office:value="0.147625160462131">
            <text:p>0.14762516046213</text:p>
          </table:table-cell>
          <table:table-cell table:style-name="Gnumeric-default"/>
          <table:table-cell table:style-name="Gnumeric-default" table:formula="of:=10000*[.H12]/[.$C$8]/[.$C$7]/([.B12]-[.D12])^2" office:value-type="float" office:value="0.000645354538544055">
            <text:p>0.00064535453854</text:p>
          </table:table-cell>
          <table:table-cell table:style-name="Gnumeric-default" table:formula="of:=[.D12]/[.B12]" office:value-type="float" office:value="0.314763231197772">
            <text:p>0.31476323119777</text:p>
          </table:table-cell>
          <table:table-cell table:style-name="Gnumeric-default" table:formula="of:=[.L11]" office:value-type="float" office:value="0.0001">
            <text:p>0.0001</text:p>
          </table:table-cell>
          <table:table-cell table:style-name="Gnumeric-default"/>
          <table:table-cell table:style-name="Gnumeric-default" table:formula="of:=[.H12]*[.B12]*0.01/2/[.L12]" office:value-type="float" office:value="264.987163029525">
            <text:p>264.987163029525</text:p>
          </table:table-cell>
          <table:table-cell table:style-name="Gnumeric-default" office:value-type="string">
            <text:p>u</text:p>
          </table:table-cell>
          <table:table-cell table:style-name="Gnumeric-default" table:formula="of:=([.N12]*[.$F$7]*[.B12]/2)^(1/3)" office:value-type="float" office:value="37.7833778143238">
            <text:p>37.7833778143238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string">
            <text:p>C</text:p>
          </table:table-cell>
          <table:table-cell table:style-name="Gnumeric-default" office:value-type="float" office:value="35.9">
            <text:p>35.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.9">
            <text:p>12.9</text:p>
          </table:table-cell>
          <table:table-cell table:style-name="Gnumeric-default"/>
          <table:table-cell table:style-name="Gnumeric-default" table:formula="of:=[.C13]*100*1e-06/[.$C$5]" office:value-type="float" office:value="0.00342105263157895">
            <text:p>0.00342105263158</text:p>
          </table:table-cell>
          <table:table-cell table:style-name="Gnumeric-default"/>
          <table:table-cell table:style-name="Gnumeric-default" table:formula="of:=3*[.F13]/([.B13]-[.D13])*100" office:value-type="float" office:value="0.0446224256292906">
            <text:p>0.04462242562929</text:p>
          </table:table-cell>
          <table:table-cell table:style-name="Gnumeric-default"/>
          <table:table-cell table:style-name="Gnumeric-default" table:formula="of:=10000*[.H13]/[.$C$8]/[.$C$7]/([.B13]-[.D13])^2" office:value-type="float" office:value="0.000223154527506679">
            <text:p>0.00022315452751</text:p>
          </table:table-cell>
          <table:table-cell table:style-name="Gnumeric-default" table:formula="of:=[.D13]/[.B13]" office:value-type="float" office:value="0.35933147632312">
            <text:p>0.35933147632312</text:p>
          </table:table-cell>
          <table:table-cell table:style-name="Gnumeric-default" table:formula="of:=[.L12]" office:value-type="float" office:value="0.0001">
            <text:p>0.0001</text:p>
          </table:table-cell>
          <table:table-cell table:style-name="Gnumeric-default"/>
          <table:table-cell table:style-name="Gnumeric-default" table:formula="of:=[.H13]*[.B13]*0.01/2/[.L13]" office:value-type="float" office:value="80.0972540045767">
            <text:p>80.0972540045767</text:p>
          </table:table-cell>
          <table:table-cell table:style-name="Gnumeric-default" office:value-type="string">
            <text:p>s</text:p>
          </table:table-cell>
          <table:table-cell table:style-name="Gnumeric-default" table:formula="of:=([.N13]*[.$F$7]*[.B13]/2)^(1/3)" office:value-type="float" office:value="25.3570296381746">
            <text:p>25.3570296381746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string">
            <text:p>D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6.4">
            <text:p>6.4</text:p>
          </table:table-cell>
          <table:table-cell table:style-name="Gnumeric-default"/>
          <table:table-cell table:style-name="Gnumeric-default" table:formula="of:=[.C14]*100*1e-06/[.$C$5]" office:value-type="float" office:value="0.0257894736842105">
            <text:p>0.02578947368421</text:p>
          </table:table-cell>
          <table:table-cell table:style-name="Gnumeric-default"/>
          <table:table-cell table:style-name="Gnumeric-default" table:formula="of:=3*[.F14]/([.B14]-[.D14])*100" office:value-type="float" office:value="0.342338146250582">
            <text:p>0.34233814625058</text:p>
          </table:table-cell>
          <table:table-cell table:style-name="Gnumeric-default"/>
          <table:table-cell table:style-name="Gnumeric-default" table:formula="of:=10000*[.H14]/[.$C$8]/[.$C$7]/([.B14]-[.D14])^2" office:value-type="float" office:value="0.00177315465495024">
            <text:p>0.00177315465495</text:p>
          </table:table-cell>
          <table:table-cell table:style-name="Gnumeric-default" table:formula="of:=[.D14]/[.B14]" office:value-type="float" office:value="0.220689655172414">
            <text:p>0.22068965517241</text:p>
          </table:table-cell>
          <table:table-cell table:style-name="Gnumeric-default" table:formula="of:=[.L13]" office:value-type="float" office:value="0.0001">
            <text:p>0.0001</text:p>
          </table:table-cell>
          <table:table-cell table:style-name="Gnumeric-default"/>
          <table:table-cell table:style-name="Gnumeric-default" table:formula="of:=[.H14]*[.B14]*0.01/2/[.L14]" office:value-type="float" office:value="496.390312063344">
            <text:p>496.390312063344</text:p>
          </table:table-cell>
          <table:table-cell table:style-name="Gnumeric-default" office:value-type="string">
            <text:p>u</text:p>
          </table:table-cell>
          <table:table-cell table:style-name="Gnumeric-default" table:formula="of:=([.N14]*[.$F$7]*[.B14]/2)^(1/3)" office:value-type="float" office:value="43.3778595141193">
            <text:p>43.3778595141193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string">
            <text:p>E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9.4">
            <text:p>9.4</text:p>
          </table:table-cell>
          <table:table-cell table:style-name="Gnumeric-default"/>
          <table:table-cell table:style-name="Gnumeric-default" table:formula="of:=[.C15]*100*1e-06/[.$C$5]" office:value-type="float" office:value="0.0105263157894737">
            <text:p>0.01052631578947</text:p>
          </table:table-cell>
          <table:table-cell table:style-name="Gnumeric-default"/>
          <table:table-cell table:style-name="Gnumeric-default" table:formula="of:=3*[.F15]/([.B15]-[.D15])*100" office:value-type="float" office:value="0.161117078410311">
            <text:p>0.16111707841031</text:p>
          </table:table-cell>
          <table:table-cell table:style-name="Gnumeric-default"/>
          <table:table-cell table:style-name="Gnumeric-default" table:formula="of:=10000*[.H15]/[.$C$8]/[.$C$7]/([.B15]-[.D15])^2" office:value-type="float" office:value="0.00110952638788561">
            <text:p>0.00110952638789</text:p>
          </table:table-cell>
          <table:table-cell table:style-name="Gnumeric-default" table:formula="of:=[.D15]/[.B15]" office:value-type="float" office:value="0.324137931034483">
            <text:p>0.32413793103448</text:p>
          </table:table-cell>
          <table:table-cell table:style-name="Gnumeric-default" table:formula="of:=[.L14]" office:value-type="float" office:value="0.0001">
            <text:p>0.0001</text:p>
          </table:table-cell>
          <table:table-cell table:style-name="Gnumeric-default"/>
          <table:table-cell table:style-name="Gnumeric-default" table:formula="of:=[.H15]*[.B15]*0.01/2/[.L15]" office:value-type="float" office:value="233.619763694952">
            <text:p>233.619763694952</text:p>
          </table:table-cell>
          <table:table-cell table:style-name="Gnumeric-default" office:value-type="string">
            <text:p>u</text:p>
          </table:table-cell>
          <table:table-cell table:style-name="Gnumeric-default" table:formula="of:=([.N15]*[.$F$7]*[.B15]/2)^(1/3)" office:value-type="float" office:value="33.7414347520988">
            <text:p>33.7414347520988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string">
            <text:p>F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2.7">
            <text:p>12.7</text:p>
          </table:table-cell>
          <table:table-cell table:style-name="Gnumeric-default"/>
          <table:table-cell table:style-name="Gnumeric-default" table:formula="of:=[.C16]*100*1e-06/[.$C$5]" office:value-type="float" office:value="0.00210526315789474">
            <text:p>0.00210526315789</text:p>
          </table:table-cell>
          <table:table-cell table:style-name="Gnumeric-default"/>
          <table:table-cell table:style-name="Gnumeric-default" table:formula="of:=3*[.F16]/([.B16]-[.D16])*100" office:value-type="float" office:value="0.0387471746851792">
            <text:p>0.03874717468518</text:p>
          </table:table-cell>
          <table:table-cell table:style-name="Gnumeric-default"/>
          <table:table-cell table:style-name="Gnumeric-default" table:formula="of:=10000*[.H16]/[.$C$8]/[.$C$7]/([.B16]-[.D16])^2" office:value-type="float" office:value="0.00038580960192478">
            <text:p>0.00038580960192</text:p>
          </table:table-cell>
          <table:table-cell table:style-name="Gnumeric-default" table:formula="of:=[.D16]/[.B16]" office:value-type="float" office:value="0.437931034482759">
            <text:p>0.43793103448276</text:p>
          </table:table-cell>
          <table:table-cell table:style-name="Gnumeric-default" table:formula="of:=[.L15]" office:value-type="float" office:value="0.0001">
            <text:p>0.0001</text:p>
          </table:table-cell>
          <table:table-cell table:style-name="Gnumeric-default"/>
          <table:table-cell table:style-name="Gnumeric-default" table:formula="of:=[.H16]*[.B16]*0.01/2/[.L16]" office:value-type="float" office:value="56.1834032935098">
            <text:p>56.1834032935098</text:p>
          </table:table-cell>
          <table:table-cell table:style-name="Gnumeric-default" office:value-type="string">
            <text:p>s</text:p>
          </table:table-cell>
          <table:table-cell table:style-name="Gnumeric-default" table:formula="of:=([.N16]*[.$F$7]*[.B16]/2)^(1/3)" office:value-type="float" office:value="20.9827802932766">
            <text:p>20.9827802932766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string">
            <text:p>G</text:p>
          </table:table-cell>
          <table:table-cell table:style-name="Gnumeric-default" office:value-type="float" office:value="16.4">
            <text:p>16.4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6.2">
            <text:p>6.2</text:p>
          </table:table-cell>
          <table:table-cell table:style-name="Gnumeric-default"/>
          <table:table-cell table:style-name="Gnumeric-default" table:formula="of:=[.C17]*100*1e-06/[.$C$5]" office:value-type="float" office:value="0.0126315789473684">
            <text:p>0.01263157894737</text:p>
          </table:table-cell>
          <table:table-cell table:style-name="Gnumeric-default"/>
          <table:table-cell table:style-name="Gnumeric-default" table:formula="of:=3*[.F17]/([.B17]-[.D17])*100" office:value-type="float" office:value="0.371517027863777">
            <text:p>0.37151702786378</text:p>
          </table:table-cell>
          <table:table-cell table:style-name="Gnumeric-default"/>
          <table:table-cell table:style-name="Gnumeric-default" table:formula="of:=10000*[.H17]/[.$C$8]/[.$C$7]/([.B17]-[.D17])^2" office:value-type="float" office:value="0.00944684044658691">
            <text:p>0.00944684044659</text:p>
          </table:table-cell>
          <table:table-cell table:style-name="Gnumeric-default" table:formula="of:=[.D17]/[.B17]" office:value-type="float" office:value="0.378048780487805">
            <text:p>0.3780487804878</text:p>
          </table:table-cell>
          <table:table-cell table:style-name="Gnumeric-default" table:formula="of:=[.L16]" office:value-type="float" office:value="0.0001">
            <text:p>0.0001</text:p>
          </table:table-cell>
          <table:table-cell table:style-name="Gnumeric-default"/>
          <table:table-cell table:style-name="Gnumeric-default" table:formula="of:=[.H17]*[.B17]*0.01/2/[.L17]" office:value-type="float" office:value="304.643962848297">
            <text:p>304.643962848297</text:p>
          </table:table-cell>
          <table:table-cell table:style-name="Gnumeric-default" office:value-type="string">
            <text:p>u</text:p>
          </table:table-cell>
          <table:table-cell table:style-name="Gnumeric-default" table:formula="of:=([.N17]*[.$F$7]*[.B17]/2)^(1/3)" office:value-type="float" office:value="30.4840847961996">
            <text:p>30.4840847961996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string">
            <text:p>H</text:p>
          </table:table-cell>
          <table:table-cell table:style-name="Gnumeric-default" office:value-type="float" office:value="16.4">
            <text:p>16.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9.4">
            <text:p>9.4</text:p>
          </table:table-cell>
          <table:table-cell table:style-name="Gnumeric-default"/>
          <table:table-cell table:style-name="Gnumeric-default" table:formula="of:=[.C18]*100*1e-06/[.$C$5]" office:value-type="float" office:value="0.00289473684210526">
            <text:p>0.00289473684211</text:p>
          </table:table-cell>
          <table:table-cell table:style-name="Gnumeric-default"/>
          <table:table-cell table:style-name="Gnumeric-default" table:formula="of:=3*[.F18]/([.B18]-[.D18])*100" office:value-type="float" office:value="0.12406015037594">
            <text:p>0.12406015037594</text:p>
          </table:table-cell>
          <table:table-cell table:style-name="Gnumeric-default"/>
          <table:table-cell table:style-name="Gnumeric-default" table:formula="of:=10000*[.H18]/[.$C$8]/[.$C$7]/([.B18]-[.D18])^2" office:value-type="float" office:value="0.00669798889838786">
            <text:p>0.00669798889839</text:p>
          </table:table-cell>
          <table:table-cell table:style-name="Gnumeric-default" table:formula="of:=[.D18]/[.B18]" office:value-type="float" office:value="0.573170731707317">
            <text:p>0.57317073170732</text:p>
          </table:table-cell>
          <table:table-cell table:style-name="Gnumeric-default" table:formula="of:=[.L17]" office:value-type="float" office:value="0.0001">
            <text:p>0.0001</text:p>
          </table:table-cell>
          <table:table-cell table:style-name="Gnumeric-default"/>
          <table:table-cell table:style-name="Gnumeric-default" table:formula="of:=[.H18]*[.B18]*0.01/2/[.L18]" office:value-type="float" office:value="101.729323308271">
            <text:p>101.729323308271</text:p>
          </table:table-cell>
          <table:table-cell table:style-name="Gnumeric-default" office:value-type="string">
            <text:p>s</text:p>
          </table:table-cell>
          <table:table-cell table:style-name="Gnumeric-default" table:formula="of:=([.N18]*[.$F$7]*[.B18]/2)^(1/3)" office:value-type="float" office:value="21.1490576406985">
            <text:p>21.1490576406985</text:p>
          </table:table-cell>
          <table:table-cell table:number-columns-repeated="240" table:style-name="Gnumeric-default"/>
        </table:table-row>
        <table:table-row table:style-name="AROW-2">
          <table:table-cell table:style-name="Gnumeric-default" office:value-type="string">
            <text:p>I</text:p>
          </table:table-cell>
          <table:table-cell table:style-name="Gnumeric-default" office:value-type="float" office:value="12.3">
            <text:p>12.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9">
            <text:p>9</text:p>
          </table:table-cell>
          <table:table-cell table:style-name="Gnumeric-default"/>
          <table:table-cell table:style-name="Gnumeric-default" table:formula="of:=[.C19]*100*1e-06/[.$C$5]" office:value-type="float" office:value="0.00342105263157895">
            <text:p>0.00342105263158</text:p>
          </table:table-cell>
          <table:table-cell table:style-name="Gnumeric-default"/>
          <table:table-cell table:style-name="Gnumeric-default" table:formula="of:=3*[.F19]/([.B19]-[.D19])*100" office:value-type="float" office:value="0.311004784688995">
            <text:p>0.311004784689</text:p>
          </table:table-cell>
          <table:table-cell table:style-name="Gnumeric-default"/>
          <table:table-cell table:style-name="Gnumeric-default" table:formula="of:=10000*[.H19]/[.$C$8]/[.$C$7]/([.B19]-[.D19])^2" office:value-type="float" office:value="0.0755522479943725">
            <text:p>0.07555224799437</text:p>
          </table:table-cell>
          <table:table-cell table:style-name="Gnumeric-default" table:formula="of:=[.D19]/[.B19]" office:value-type="float" office:value="0.731707317073171">
            <text:p>0.73170731707317</text:p>
          </table:table-cell>
          <table:table-cell table:style-name="Gnumeric-default" table:formula="of:=[.L18]" office:value-type="float" office:value="0.0001">
            <text:p>0.0001</text:p>
          </table:table-cell>
          <table:table-cell table:style-name="Gnumeric-default"/>
          <table:table-cell table:style-name="Gnumeric-default" table:formula="of:=[.H19]*[.B19]*0.01/2/[.L19]" office:value-type="float" office:value="191.267942583732">
            <text:p>191.267942583732</text:p>
          </table:table-cell>
          <table:table-cell table:style-name="Gnumeric-default" office:value-type="string">
            <text:p>s</text:p>
          </table:table-cell>
          <table:table-cell table:style-name="Gnumeric-default" table:formula="of:=([.N19]*[.$F$7]*[.B19]/2)^(1/3)" office:value-type="float" office:value="23.7161097920533">
            <text:p>23.7161097920533</text:p>
          </table:table-cell>
          <table:table-cell table:number-columns-repeated="240" table:style-name="Gnumeric-default"/>
        </table:table-row>
        <table:table-row table:style-name="AROW-0" table:number-rows-repeated="5">
          <table:table-cell table:number-columns-repeated="256"/>
        </table:table-row>
        <table:table-row table:style-name="AROW-2">
          <table:table-cell table:number-columns-repeated="13" table:style-name="Gnumeric-default"/>
          <table:table-cell table:style-name="Gnumeric-default" office:value-type="float" office:value="574.082789089512">
            <text:p>574.082789089512</text:p>
          </table:table-cell>
          <table:table-cell table:style-name="Gnumeric-default" office:value-type="string">
            <text:p>u</text:p>
          </table:table-cell>
          <table:table-cell table:style-name="Gnumeric-default" office:value-type="float" office:value="48.8896969032231">
            <text:p>48.8896969032231</text:p>
          </table:table-cell>
          <table:table-cell table:number-columns-repeated="240" table:style-name="Gnumeric-default"/>
        </table:table-row>
        <table:table-row table:style-name="AROW-2">
          <table:table-cell table:number-columns-repeated="13" table:style-name="Gnumeric-default"/>
          <table:table-cell table:style-name="Gnumeric-default" office:value-type="float" office:value="264.987163029525">
            <text:p>264.987163029525</text:p>
          </table:table-cell>
          <table:table-cell table:style-name="Gnumeric-default" office:value-type="string">
            <text:p>u</text:p>
          </table:table-cell>
          <table:table-cell table:style-name="Gnumeric-default" office:value-type="float" office:value="37.7833778143238">
            <text:p>37.7833778143238</text:p>
          </table:table-cell>
          <table:table-cell table:number-columns-repeated="240" table:style-name="Gnumeric-default"/>
        </table:table-row>
        <table:table-row table:style-name="AROW-2">
          <table:table-cell table:number-columns-repeated="13" table:style-name="Gnumeric-default"/>
          <table:table-cell table:style-name="Gnumeric-default" office:value-type="float" office:value="496.390312063344">
            <text:p>496.390312063344</text:p>
          </table:table-cell>
          <table:table-cell table:style-name="Gnumeric-default" office:value-type="string">
            <text:p>u</text:p>
          </table:table-cell>
          <table:table-cell table:style-name="Gnumeric-default" office:value-type="float" office:value="43.3778595141193">
            <text:p>43.3778595141193</text:p>
          </table:table-cell>
          <table:table-cell table:number-columns-repeated="240" table:style-name="Gnumeric-default"/>
        </table:table-row>
        <table:table-row table:style-name="AROW-2">
          <table:table-cell table:number-columns-repeated="13" table:style-name="Gnumeric-default"/>
          <table:table-cell table:style-name="Gnumeric-default" office:value-type="float" office:value="233.619763694952">
            <text:p>233.619763694952</text:p>
          </table:table-cell>
          <table:table-cell table:style-name="Gnumeric-default" office:value-type="string">
            <text:p>u</text:p>
          </table:table-cell>
          <table:table-cell table:style-name="Gnumeric-default" office:value-type="float" office:value="33.7414347520988">
            <text:p>33.7414347520988</text:p>
          </table:table-cell>
          <table:table-cell table:number-columns-repeated="240" table:style-name="Gnumeric-default"/>
        </table:table-row>
        <table:table-row table:style-name="AROW-2">
          <table:table-cell table:number-columns-repeated="13" table:style-name="Gnumeric-default"/>
          <table:table-cell table:style-name="Gnumeric-default" office:value-type="float" office:value="304.643962848297">
            <text:p>304.643962848297</text:p>
          </table:table-cell>
          <table:table-cell table:style-name="Gnumeric-default" office:value-type="string">
            <text:p>u</text:p>
          </table:table-cell>
          <table:table-cell table:style-name="Gnumeric-default" office:value-type="float" office:value="30.4840847961996">
            <text:p>30.4840847961996</text:p>
          </table:table-cell>
          <table:table-cell table:number-columns-repeated="240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number-columns-repeated="13" table:style-name="Gnumeric-default"/>
          <table:table-cell table:style-name="Gnumeric-default" office:value-type="float" office:value="80.0972540045767">
            <text:p>80.0972540045767</text:p>
          </table:table-cell>
          <table:table-cell table:style-name="Gnumeric-default" office:value-type="string">
            <text:p>s</text:p>
          </table:table-cell>
          <table:table-cell table:style-name="Gnumeric-default" office:value-type="float" office:value="25.3570296381746">
            <text:p>25.3570296381746</text:p>
          </table:table-cell>
          <table:table-cell table:number-columns-repeated="240" table:style-name="Gnumeric-default"/>
        </table:table-row>
        <table:table-row table:style-name="AROW-2">
          <table:table-cell table:number-columns-repeated="13" table:style-name="Gnumeric-default"/>
          <table:table-cell table:style-name="Gnumeric-default" office:value-type="float" office:value="56.1834032935098">
            <text:p>56.1834032935098</text:p>
          </table:table-cell>
          <table:table-cell table:style-name="Gnumeric-default" office:value-type="string">
            <text:p>s</text:p>
          </table:table-cell>
          <table:table-cell table:style-name="Gnumeric-default" office:value-type="float" office:value="20.9827802932766">
            <text:p>20.9827802932766</text:p>
          </table:table-cell>
          <table:table-cell table:number-columns-repeated="240" table:style-name="Gnumeric-default"/>
        </table:table-row>
        <table:table-row table:style-name="AROW-2">
          <table:table-cell table:number-columns-repeated="13" table:style-name="Gnumeric-default"/>
          <table:table-cell table:style-name="Gnumeric-default" office:value-type="float" office:value="101.729323308271">
            <text:p>101.729323308271</text:p>
          </table:table-cell>
          <table:table-cell table:style-name="Gnumeric-default" office:value-type="string">
            <text:p>s</text:p>
          </table:table-cell>
          <table:table-cell table:style-name="Gnumeric-default" office:value-type="float" office:value="21.1490576406985">
            <text:p>21.1490576406985</text:p>
          </table:table-cell>
          <table:table-cell table:number-columns-repeated="240" table:style-name="Gnumeric-default"/>
        </table:table-row>
        <table:table-row table:style-name="AROW-2">
          <table:table-cell table:number-columns-repeated="13" table:style-name="Gnumeric-default"/>
          <table:table-cell table:style-name="Gnumeric-default" office:value-type="float" office:value="191.267942583732">
            <text:p>191.267942583732</text:p>
          </table:table-cell>
          <table:table-cell table:style-name="Gnumeric-default" office:value-type="string">
            <text:p>s</text:p>
          </table:table-cell>
          <table:table-cell table:style-name="Gnumeric-default" office:value-type="float" office:value="23.7161097920533">
            <text:p>23.7161097920533</text:p>
          </table:table-cell>
          <table:table-cell table:number-columns-repeated="240" table:style-name="Gnumeric-default"/>
        </table:table-row>
        <table:table-row table:style-name="AROW-0" table:number-rows-repeated="65501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7fd41737e1f0" table:print="true">
        <office:forms form:automatic-focus="false" form:apply-design-mode="false">
          <form:form/>
        </office:forms>
        <table:table-column table:default-cell-style-name="ACE-0x7fd41736720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7fd41737e3e0" table:print="true">
        <office:forms form:automatic-focus="false" form:apply-design-mode="false">
          <form:form/>
        </office:forms>
        <table:table-column table:default-cell-style-name="ACE-0x7fd41736732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41731ee9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d4173164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d41735a6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d41737e000" style:display-name="Sheet1" style:page-layout-name="pl-0x7fd41731ee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1737e1f0" style:display-name="Sheet2" style:page-layout-name="pl-0x7fd4173164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1737e3e0" style:display-name="Sheet3" style:page-layout-name="pl-0x7fd41735a6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8-28T20:29:56Z</dc:date>
    <meta:creation-date>2014-08-28T19:18:13Z</meta:creation-date>
    <meta:generator>gnumeric/1.12.9</meta:generator>
  </office:meta>
</office:document-meta>
</file>